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D000004B7ECA3E20B.png" manifest:media-type="image/png"/>
  <manifest:file-entry manifest:full-path="Pictures/1000000000000385000004A74CCD5E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5cm" svg:height="6cm" draw:transform="rotate (1.5707963267949) translate (1cm 4.8cm)">
          <draw:image xlink:href="Pictures/100000000000036D000004B7ECA3E20B.png" xlink:type="simple" xlink:show="embed" xlink:actuate="onLoad" draw:mime-type="image/png">
            <text:p/>
          </draw:image>
        </draw:frame>
        <draw:frame draw:style-name="gr1" draw:text-style-name="P1" draw:layer="layout" svg:width="4.5cm" svg:height="6cm" draw:transform="rotate (1.5707963267949) translate (8.05cm 4.8cm)">
          <draw:image xlink:href="Pictures/1000000000000385000004A74CCD5EA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7-10T11:08:21.004000000</meta:creation-date>
    <dc:date>2024-07-10T11:13:37.215000000</dc:date>
    <dc:creator>Victor Van der Meersch</dc:creator>
    <meta:editing-duration>PT5M16S</meta:editing-duration>
    <meta:editing-cycles>2</meta:editing-cycles>
    <meta:generator>LibreOffice/24.2.0.3$Windows_X86_64 LibreOffice_project/da48488a73ddd66ea24cf16bbc4f7b9c08e9bea1</meta:generator>
    <meta:print-date>2024-07-10T11:11:21.652000000</meta:print-date>
    <meta:printed-by>Fichiers PDF: Victor Van der Meersch</meta:printed-by>
    <meta:document-statistic meta:object-count="2"/>
  </office:meta>
</office:document-meta>
</file>